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2C174B1CC5.png" manifest:media-type=""/>
  <manifest:file-entry manifest:full-path="Pictures/10000000000002800000012CB1EF911B.png" manifest:media-type=""/>
  <manifest:file-entry manifest:full-path="Pictures/10000000000002800000012CD7B53ADF.png" manifest:media-type=""/>
  <manifest:file-entry manifest:full-path="Pictures/10000000000002800000012CD229EE01.png" manifest:media-type=""/>
  <manifest:file-entry manifest:full-path="Pictures/10000000000002800000012CCD1E51D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2.8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cm" svg:height="2.8cm" svg:x="0.9cm" svg:y="9.3cm">
          <draw:image xlink:href="Pictures/10000000000002800000012CCD1E51D0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4.9cm">
          <draw:image xlink:href="Pictures/10000000000002800000012CD229EE01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4.9cm">
          <draw:image xlink:href="Pictures/10000000000002800000012CD7B53ADF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0.5cm">
          <draw:image xlink:href="Pictures/10000000000002800000012CB1EF911B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0.5cm">
          <draw:image xlink:href="Pictures/10000000000002800000012C174B1CC5.png" xlink:type="simple" xlink:show="embed" xlink:actuate="onLoad">
            <text:p/>
          </draw:image>
        </draw:frame>
        <draw:line draw:style-name="gr2" draw:text-style-name="P1" draw:layer="layout" svg:x1="0.9cm" svg:y1="3.3cm" svg:x2="8.1cm" svg:y2="3.3cm">
          <text:p/>
        </draw:line>
        <draw:line draw:style-name="gr2" draw:text-style-name="P1" draw:layer="layout" svg:x1="0.9cm" svg:y1="3.3cm" svg:x2="0.9cm" svg:y2="0.5cm">
          <text:p/>
        </draw:line>
        <draw:frame draw:style-name="gr3" draw:text-style-name="P2" draw:layer="layout" svg:width="8.3cm" svg:height="0.526cm" svg:x="0.6cm" svg:y="3.3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2cm" svg:height="3.276cm" svg:x="0.1cm" svg:y="0.3cm">
          <draw:text-box>
            <text:p><text:span text:style-name="T1">3m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0.1m</text:span></text:p>
          </draw:text-box>
        </draw:frame>
        <draw:frame draw:style-name="gr5" draw:text-style-name="P3" draw:layer="layout" svg:width="4cm" svg:height="1.05cm" svg:x="2.7cm" svg:y="3.8cm">
          <draw:text-box>
            <text:p text:style-name="P1"><text:span text:style-name="T1">OpenMP (none)</text:span></text:p>
          </draw:text-box>
        </draw:frame>
        <draw:line draw:style-name="gr2" draw:text-style-name="P1" draw:layer="layout" svg:x1="9.5cm" svg:y1="3.3cm" svg:x2="16.7cm" svg:y2="3.3cm">
          <text:p/>
        </draw:line>
        <draw:line draw:style-name="gr2" draw:text-style-name="P1" draw:layer="layout" svg:x1="9.5cm" svg:y1="3.3cm" svg:x2="9.5cm" svg:y2="0.5cm">
          <text:p/>
        </draw:line>
        <draw:frame draw:style-name="gr3" draw:text-style-name="P2" draw:layer="layout" svg:width="8.3cm" svg:height="0.526cm" svg:x="9.2cm" svg:y="3.3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2cm" svg:height="3.276cm" svg:x="8.7cm" svg:y="0.3cm">
          <draw:text-box>
            <text:p><text:span text:style-name="T1">3m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0.1m</text:span></text:p>
          </draw:text-box>
        </draw:frame>
        <draw:frame draw:style-name="gr5" draw:text-style-name="P3" draw:layer="layout" svg:width="4cm" svg:height="1.05cm" svg:x="11.3cm" svg:y="3.8cm">
          <draw:text-box>
            <text:p text:style-name="P1"><text:span text:style-name="T1">OpenMP (compact)</text:span></text:p>
          </draw:text-box>
        </draw:frame>
        <draw:line draw:style-name="gr2" draw:text-style-name="P1" draw:layer="layout" svg:x1="0.9cm" svg:y1="7.7cm" svg:x2="8.1cm" svg:y2="7.7cm">
          <text:p/>
        </draw:line>
        <draw:line draw:style-name="gr2" draw:text-style-name="P1" draw:layer="layout" svg:x1="0.9cm" svg:y1="7.7cm" svg:x2="0.9cm" svg:y2="4.9cm">
          <text:p/>
        </draw:line>
        <draw:frame draw:style-name="gr3" draw:text-style-name="P2" draw:layer="layout" svg:width="8.3cm" svg:height="0.526cm" svg:x="0.6cm" svg:y="7.7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2cm" svg:height="3.276cm" svg:x="0.1cm" svg:y="4.7cm">
          <draw:text-box>
            <text:p><text:span text:style-name="T1">3m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0.1m</text:span></text:p>
          </draw:text-box>
        </draw:frame>
        <draw:frame draw:style-name="gr5" draw:text-style-name="P3" draw:layer="layout" svg:width="4cm" svg:height="1.05cm" svg:x="2.7cm" svg:y="8.2cm">
          <draw:text-box>
            <text:p text:style-name="P1"><text:span text:style-name="T1">OpenMP (scatter)</text:span></text:p>
          </draw:text-box>
        </draw:frame>
        <draw:line draw:style-name="gr2" draw:text-style-name="P1" draw:layer="layout" svg:x1="9.5cm" svg:y1="7.7cm" svg:x2="16.7cm" svg:y2="7.7cm">
          <text:p/>
        </draw:line>
        <draw:line draw:style-name="gr2" draw:text-style-name="P1" draw:layer="layout" svg:x1="9.5cm" svg:y1="7.7cm" svg:x2="9.5cm" svg:y2="4.9cm">
          <text:p/>
        </draw:line>
        <draw:frame draw:style-name="gr3" draw:text-style-name="P2" draw:layer="layout" svg:width="8.3cm" svg:height="0.526cm" svg:x="9.2cm" svg:y="7.7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2cm" svg:height="3.276cm" svg:x="8.7cm" svg:y="4.7cm">
          <draw:text-box>
            <text:p><text:span text:style-name="T1">3m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0.1m</text:span></text:p>
          </draw:text-box>
        </draw:frame>
        <draw:frame draw:style-name="gr5" draw:text-style-name="P3" draw:layer="layout" svg:width="4cm" svg:height="1.05cm" svg:x="11.3cm" svg:y="8.2cm">
          <draw:text-box>
            <text:p text:style-name="P1"><text:span text:style-name="T1">OpenMP (balanced)</text:span></text:p>
          </draw:text-box>
        </draw:frame>
        <draw:line draw:style-name="gr2" draw:text-style-name="P1" draw:layer="layout" svg:x1="0.9cm" svg:y1="12.1cm" svg:x2="8.1cm" svg:y2="12.1cm">
          <text:p/>
        </draw:line>
        <draw:line draw:style-name="gr2" draw:text-style-name="P1" draw:layer="layout" svg:x1="0.9cm" svg:y1="12.1cm" svg:x2="0.9cm" svg:y2="9.3cm">
          <text:p/>
        </draw:line>
        <draw:frame draw:style-name="gr3" draw:text-style-name="P2" draw:layer="layout" svg:width="8.3cm" svg:height="0.526cm" svg:x="0.6cm" svg:y="12.1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2cm" svg:height="3.276cm" svg:x="0.1cm" svg:y="9.1cm">
          <draw:text-box>
            <text:p><text:span text:style-name="T1">3m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0.1m</text:span></text:p>
          </draw:text-box>
        </draw:frame>
        <draw:frame draw:style-name="gr5" draw:text-style-name="P3" draw:layer="layout" svg:width="4cm" svg:height="1.05cm" svg:x="2.7cm" svg:y="12.6cm">
          <draw:text-box>
            <text:p text:style-name="P1"><text:span text:style-name="T1">Cilk Pl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4:37:06.951363792</dc:date>
    <meta:editing-duration>PT47M9S</meta:editing-duration>
    <meta:editing-cycles>20</meta:editing-cycles>
    <meta:generator>LibreOffice/4.1.5.3$Linux_X86_64 LibreOffice_project/410m0$Build-3</meta:generator>
    <meta:document-statistic meta:object-count="30"/>
  </office:meta>
</office:document-meta>
</file>